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0851" officeooo:paragraph-rsid="000c2ab2"/>
    </style:style>
    <style:style style:name="P2" style:family="paragraph" style:parent-style-name="Standard">
      <style:text-properties officeooo:paragraph-rsid="000c2ab2"/>
    </style:style>
    <style:style style:name="P3" style:family="paragraph" style:parent-style-name="Standard">
      <style:text-properties officeooo:paragraph-rsid="000c2ab2"/>
    </style:style>
    <style:style style:name="T1" style:family="text">
      <style:text-properties officeooo:rsid="000a783f"/>
    </style:style>
    <style:style style:name="T2" style:family="text">
      <style:text-properties officeooo:rsid="000c495a"/>
    </style:style>
    <style:style style:name="T3" style:family="text">
      <style:text-properties officeooo:rsid="000e03c9"/>
    </style:style>
    <style:style style:name="T4" style:family="text">
      <style:text-properties officeooo:rsid="000e1a1b"/>
    </style:style>
    <style:style style:name="T5" style:family="text">
      <style:text-properties officeooo:rsid="000ee1bf"/>
    </style:style>
    <style:style style:name="T6" style:family="text">
      <style:text-properties officeooo:rsid="001022dd"/>
    </style:style>
    <style:style style:name="T7" style:family="text">
      <style:text-properties officeooo:rsid="0010fcb3"/>
    </style:style>
    <style:style style:name="T8" style:family="text">
      <style:text-properties officeooo:rsid="00129c72"/>
    </style:style>
    <style:style style:name="T9" style:family="text">
      <style:text-properties officeooo:rsid="00142c98"/>
    </style:style>
    <style:style style:name="T10" style:family="text">
      <style:text-properties officeooo:rsid="0015a36f"/>
    </style:style>
    <style:style style:name="T11" style:family="text">
      <style:text-properties officeooo:rsid="0015c83f"/>
    </style:style>
    <style:style style:name="T12" style:family="text">
      <style:text-properties officeooo:rsid="0016d99c"/>
    </style:style>
    <style:style style:name="T13" style:family="text">
      <style:text-properties officeooo:rsid="0017926c"/>
    </style:style>
    <style:style style:name="T14" style:family="text">
      <style:text-properties officeooo:rsid="00090851"/>
    </style:style>
    <style:style style:name="T15" style:family="text">
      <style:text-properties officeooo:rsid="0018ffa3"/>
    </style:style>
    <style:style style:name="T16" style:family="text">
      <style:text-properties fo:color="#000000" fo:font-weight="bold" fo:background-color="#66ffff" loext:char-shading-value="0"/>
    </style:style>
    <style:style style:name="T17" style:family="text">
      <style:text-properties fo:color="#000000" fo:font-weight="bold" fo:background-color="#ffff66" loext:char-shading-value="0"/>
    </style:style>
    <style:style style:name="T18" style:family="text">
      <style:text-properties fo:color="#000000" fo:font-weight="bold" fo:background-color="transparent" loext:char-shading-value="0"/>
    </style:style>
    <style:style style:name="T19" style:family="text">
      <style:text-properties officeooo:rsid="001b810e"/>
    </style:style>
    <style:style style:name="T20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<text:span text:style-name="T1">var/log/wtmp 用户登入登出历史</text:span></text:p>
      <text:p text:style-name="Standard"><text:span text:style-name="T12">/var/log</text:span>/<text:span text:style-name="T1">utmp 用户当前登录状态</text:span></text:p>
      <text:p text:style-name="Standard">/<text:span text:style-name="T12">var/log</text:span>/<text:span text:style-name="T1">btmp 用户登录失败的信息</text:span></text:p>
      <text:p text:style-name="Standard">/<text:span text:style-name="T12">var/log/dmesg 注意/var/log中置有各种log文件</text:span></text:p>
      <text:p text:style-name="Standard"/>
      <text:p text:style-name="Standard">/<text:span text:style-name="T9">var/lock <text:s/>设备的lock文件所在位置(必须在此处)</text:span></text:p>
      <text:p text:style-name="Standard"/>
      <text:p text:style-name="P1">如若安装软件不成功，请检查/etc/apt/sources.list</text:p>
      <text:p text:style-name="P1">/<text:span text:style-name="T2">etc/rc.d/init.d 类似于windows的注册表,系统开启的时候会运行这里面的一些脚本来开启一些Linux的服务.这里的脚本最全.</text:span></text:p>
      <text:p text:style-name="P1">实际开机的时候会根据/<text:span text:style-name="T3">etc/rc.d/rcX.d里面的链接,来执行对应run-level为X情况的时候,对应于/etc/rc.d/init.d里面的脚本</text:span></text:p>
      <text:p text:style-name="P1">/<text:span text:style-name="T4">etc/shadow 个人密码信息</text:span></text:p>
      <text:p text:style-name="P1">/et<text:span text:style-name="T5">c/cpp 是 C Preprocessor(C++和C的预处理器) 对应的文件</text:span></text:p>
      <text:p text:style-name="P1">/<text:span text:style-name="T6">etc/plymouth 是 Linux boot过程中提供与用户交互和动画及图形界面效果的软件</text:span></text:p>
      <text:p text:style-name="P1">/<text:span text:style-name="T11">etc/profile <text:s/>bash的变量配置和负责执行/etc/profile.d下面脚本的文件</text:span></text:p>
      <text:p text:style-name="P1"/>
      <text:p text:style-name="P1">/media 可移动设备的mo<text:span text:style-name="T7">unt点</text:span></text:p>
      <text:p text:style-name="P1"/>
      <text:p text:style-name="P1">/<text:span text:style-name="T8">mnt 文件系统的临时加载点(不过windows磁盘的加载点位置是在/media/中)</text:span></text:p>
      <text:p text:style-name="P1"/>
      <text:p text:style-name="P1">/<text:span text:style-name="T10">srv <text:s/>某些服务的数据所在地</text:span></text:p>
      <text:p text:style-name="P1"/>
      <text:p text:style-name="P1">/<text:span text:style-name="T13">proc 内存和内核信息所在地 以伪文件系统的形式存在</text:span></text:p>
      <text:p text:style-name="P2"><text:span text:style-name="T14"><text:tab/>其子文件夹: </text:span>Each of the numbered directories corresponds to an actual process ID.</text:p>
      <text:p text:style-name="P2">/<text:span text:style-name="T19">proc/cmdline <text:s/></text:span>内核参数是写在grub 的menu.lst里面或者通过其他地方，然后传给内核的参数。由各种boot loader （grub ，lilo， pxeloader 等）负责复制到内存指定位置，然后linux内核通过boot loader传递过来的 一个指针（<text:span text:style-name="T18">cmdline</text:span> pointer）可以获取到。然后建立起/<text:span text:style-name="T18">proc</text:span><text:span text:style-name="T20">/</text:span><text:span text:style-name="T18">cmdline</text:span>文件，应用程序可以通过读取这个文件来得到参数。</text:p>
      <text:p text:style-name="P2"/>
      <text:p text:style-name="P2">/dev/<text:span text:style-name="T15">cuaX 串口的备选设备,对应于/dev/ttySX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09:53:58.027091241</meta:creation-date>
    <dc:date>2015-01-07T17:34:08.962825657</dc:date>
    <meta:editing-duration>P0D</meta:editing-duration>
    <meta:editing-cycles>18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443" meta:character-count="895" meta:non-whitespace-character-count="848"/>
  </office:meta>
</office:document-meta>
</file>